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51.8pt" svg:height="254.78pt" svg:x="125.04pt" svg:y="189.13pt">
            <draw:object draw:notify-on-update-of-ranges="Sheet1.A13:Sheet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12 <text:s text:c="3"/>sampled: 1864.307 <text:s text:c="2"/>given: 3800 <text:s text:c="2"/>gain: 2.0382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40 <text:s text:c="3"/>sampled: 1766.418 <text:s text:c="2"/>given: 3600 <text:s text:c="2"/>gain: 2.0380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64 <text:s text:c="3"/>sampled: 1668.127 <text:s text:c="2"/>given: 3400 <text:s text:c="2"/>gain: 2.0382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90 <text:s text:c="3"/>sampled: 1570.038 <text:s text:c="2"/>given: 3200 <text:s text:c="2"/>gain: 2.03816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15 <text:s text:c="3"/>sampled: 1471.848 <text:s text:c="2"/>given: 3000 <text:s text:c="2"/>gain: 2.03825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42 <text:s text:c="3"/>sampled: 1373.859 <text:s text:c="2"/>given: 2800 <text:s text:c="2"/>gain: 2.03805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7 <text:s text:c="3"/>sampled: 1275.668 <text:s text:c="2"/>given: 2600 <text:s text:c="2"/>gain: 2.0381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93 <text:s text:c="3"/>sampled: 1177.579 <text:s text:c="2"/>given: 2400 <text:s text:c="2"/>gain: 2.0380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9 <text:s text:c="3"/>sampled: 1079.489 <text:s text:c="2"/>given: 2200 <text:s text:c="2"/>gain: 2.038001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8291" calcext:value-type="float">
            <text:p>2.0382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022" calcext:value-type="float">
            <text:p>2.03802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213" calcext:value-type="float">
            <text:p>2.03821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167" calcext:value-type="float">
            <text:p>2.03816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055" calcext:value-type="float">
            <text:p>2.03805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147" calcext:value-type="float">
            <text:p>2.03814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08" calcext:value-type="float">
            <text:p>2.0380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001" calcext:value-type="float">
            <text:p>2.038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814" calcext:value-type="float">
            <text:p>2.03814</text:p>
          </table:table-cell>
          <table:table-cell table:number-columns-repeated="6"/>
        </table:table-row>
        <table:table-row table:style-name="ro1" table:number-rows-repeated="24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1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formula="of:=AVERAGE([.A61:.A101])" office:value-type="float" office:value="2335.58834146341" calcext:value-type="float">
            <text:p>2335.58834146341</text:p>
          </table:table-cell>
          <table:table-cell table:formula="of:=AVERAGE([.F61:.F64])" office:value-type="float" office:value="49.92625" calcext:value-type="float">
            <text:p>49.92625</text:p>
          </table:table-cell>
          <table:table-cell table:formula="of:=2*[.C61]" office:value-type="float" office:value="99.8525" calcext:value-type="float">
            <text:p>99.8525</text:p>
          </table:table-cell>
          <table:table-cell table:formula="of:=[.D61]/[.B61]" office:value-type="float" office:value="0.0427526110776162" calcext:value-type="float">
            <text:p>0.042752611077616</text:p>
          </table:table-cell>
          <table:table-cell office:value-type="float" office:value="49.924" calcext:value-type="float">
            <text:p>49.924</text:p>
          </table:table-cell>
          <table:table-cell/>
        </table:table-row>
        <table:table-row table:style-name="ro2">
          <table:table-cell office:value-type="float" office:value="2335.117" calcext:value-type="float">
            <text:p>2335.117</text:p>
          </table:table-cell>
          <table:table-cell table:number-columns-repeated="4"/>
          <table:table-cell office:value-type="float" office:value="49.92" calcext:value-type="float">
            <text:p>49.92</text:p>
          </table:table-cell>
          <table:table-cell/>
        </table:table-row>
        <table:table-row table:style-name="ro2">
          <table:table-cell office:value-type="float" office:value="2335.62" calcext:value-type="float">
            <text:p>2335.62</text:p>
          </table:table-cell>
          <table:table-cell table:number-columns-repeated="4"/>
          <table:table-cell office:value-type="float" office:value="49.928" calcext:value-type="float">
            <text:p>49.928</text:p>
          </table:table-cell>
          <table:table-cell/>
        </table:table-row>
        <table:table-row table:style-name="ro2">
          <table:table-cell office:value-type="float" office:value="2335.117" calcext:value-type="float">
            <text:p>2335.117</text:p>
          </table:table-cell>
          <table:table-cell table:number-columns-repeated="4"/>
          <table:table-cell office:value-type="float" office:value="49.933" calcext:value-type="float">
            <text:p>49.933</text:p>
          </table:table-cell>
          <table:table-cell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6"/>
        </table:table-row>
        <table:table-row table:style-name="ro2">
          <table:table-cell office:value-type="float" office:value="2334.814" calcext:value-type="float">
            <text:p>2334.814</text:p>
          </table:table-cell>
          <table:table-cell table:number-columns-repeated="6"/>
        </table:table-row>
        <table:table-row table:style-name="ro2">
          <table:table-cell office:value-type="float" office:value="2335.62" calcext:value-type="float">
            <text:p>2335.62</text:p>
          </table:table-cell>
          <table:table-cell table:number-columns-repeated="6"/>
        </table:table-row>
        <table:table-row table:style-name="ro2">
          <table:table-cell office:value-type="float" office:value="2334.714" calcext:value-type="float">
            <text:p>2334.714</text:p>
          </table:table-cell>
          <table:table-cell table:number-columns-repeated="6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6"/>
        </table:table-row>
        <table:table-row table:style-name="ro2">
          <table:table-cell office:value-type="float" office:value="2334.714" calcext:value-type="float">
            <text:p>2334.714</text:p>
          </table:table-cell>
          <table:table-cell table:number-columns-repeated="6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6"/>
        </table:table-row>
        <table:table-row table:style-name="ro2">
          <table:table-cell office:value-type="float" office:value="2335.922" calcext:value-type="float">
            <text:p>2335.922</text:p>
          </table:table-cell>
          <table:table-cell table:number-columns-repeated="6"/>
        </table:table-row>
        <table:table-row table:style-name="ro2">
          <table:table-cell office:value-type="float" office:value="2335.721" calcext:value-type="float">
            <text:p>2335.721</text:p>
          </table:table-cell>
          <table:table-cell table:number-columns-repeated="6"/>
        </table:table-row>
        <table:table-row table:style-name="ro2">
          <table:table-cell office:value-type="float" office:value="2335.217" calcext:value-type="float">
            <text:p>2335.217</text:p>
          </table:table-cell>
          <table:table-cell table:number-columns-repeated="6"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number-columns-repeated="6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6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6"/>
        </table:table-row>
        <table:table-row table:style-name="ro2">
          <table:table-cell office:value-type="float" office:value="2334.613" calcext:value-type="float">
            <text:p>2334.613</text:p>
          </table:table-cell>
          <table:table-cell table:number-columns-repeated="6"/>
        </table:table-row>
        <table:table-row table:style-name="ro2">
          <table:table-cell office:value-type="float" office:value="2335.217" calcext:value-type="float">
            <text:p>2335.217</text:p>
          </table:table-cell>
          <table:table-cell table:number-columns-repeated="6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6"/>
        </table:table-row>
        <table:table-row table:style-name="ro2">
          <table:table-cell office:value-type="float" office:value="2335.117" calcext:value-type="float">
            <text:p>2335.117</text:p>
          </table:table-cell>
          <table:table-cell table:number-columns-repeated="6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6"/>
        </table:table-row>
        <table:table-row table:style-name="ro2">
          <table:table-cell office:value-type="float" office:value="2335.016" calcext:value-type="float">
            <text:p>2335.016</text:p>
          </table:table-cell>
          <table:table-cell table:number-columns-repeated="6"/>
        </table:table-row>
        <table:table-row table:style-name="ro2">
          <table:table-cell office:value-type="float" office:value="2335.62" calcext:value-type="float">
            <text:p>2335.62</text:p>
          </table:table-cell>
          <table:table-cell table:number-columns-repeated="6"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number-columns-repeated="6"/>
        </table:table-row>
        <table:table-row table:style-name="ro2">
          <table:table-cell office:value-type="float" office:value="2335.217" calcext:value-type="float">
            <text:p>2335.217</text:p>
          </table:table-cell>
          <table:table-cell table:number-columns-repeated="5"/>
          <table:table-cell table:style-name="ce3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6"/>
        </table:table-row>
        <table:table-row table:style-name="ro2">
          <table:table-cell office:value-type="float" office:value="2336.325" calcext:value-type="float">
            <text:p>2336.325</text:p>
          </table:table-cell>
          <table:table-cell table:number-columns-repeated="6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6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6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6"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number-columns-repeated="6"/>
        </table:table-row>
        <table:table-row table:style-name="ro2">
          <table:table-cell office:value-type="float" office:value="2336.124" calcext:value-type="float">
            <text:p>2336.124</text:p>
          </table:table-cell>
          <table:table-cell table:number-columns-repeated="6"/>
        </table:table-row>
        <table:table-row table:style-name="ro2">
          <table:table-cell office:value-type="float" office:value="2336.224" calcext:value-type="float">
            <text:p>2336.224</text:p>
          </table:table-cell>
          <table:table-cell table:number-columns-repeated="6"/>
        </table:table-row>
        <table:table-row table:style-name="ro2">
          <table:table-cell office:value-type="float" office:value="2336.325" calcext:value-type="float">
            <text:p>2336.325</text:p>
          </table:table-cell>
          <table:table-cell table:number-columns-repeated="6"/>
        </table:table-row>
        <table:table-row table:style-name="ro2">
          <table:table-cell office:value-type="float" office:value="2336.224" calcext:value-type="float">
            <text:p>2336.224</text:p>
          </table:table-cell>
          <table:table-cell table:number-columns-repeated="6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6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6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2336.124" calcext:value-type="float">
            <text:p>2336.124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307.019" calcext:value-type="float">
            <text:p>2307.019</text:p>
          </table:table-cell>
          <table:table-cell table:formula="of:=AVERAGE([.A105:.A138])" office:value-type="float" office:value="2306.22811764706" calcext:value-type="float">
            <text:p>2306.22811764706</text:p>
          </table:table-cell>
          <table:table-cell table:formula="of:=AVERAGE([.F105:.F110])" office:value-type="float" office:value="5.1515" calcext:value-type="float">
            <text:p>5.1515</text:p>
          </table:table-cell>
          <table:table-cell table:formula="of:=2*[.C105]" office:value-type="float" office:value="10.303" calcext:value-type="float">
            <text:p>10.303</text:p>
          </table:table-cell>
          <table:table-cell table:formula="of:=[.D105]/[.B105]" office:value-type="float" office:value="0.00446746786285465" calcext:value-type="float">
            <text:p>0.004467467862855</text:p>
          </table:table-cell>
          <table:table-cell office:value-type="float" office:value="5.156" calcext:value-type="float">
            <text:p>5.156</text:p>
          </table:table-cell>
          <table:table-cell/>
        </table:table-row>
        <table:table-row table:style-name="ro2">
          <table:table-cell office:value-type="float" office:value="2306.213" calcext:value-type="float">
            <text:p>2306.213</text:p>
          </table:table-cell>
          <table:table-cell table:number-columns-repeated="4"/>
          <table:table-cell office:value-type="float" office:value="5.152" calcext:value-type="float">
            <text:p>5.152</text:p>
          </table:table-cell>
          <table:table-cell/>
        </table:table-row>
        <table:table-row table:style-name="ro2">
          <table:table-cell office:value-type="float" office:value="2303.897" calcext:value-type="float">
            <text:p>2303.897</text:p>
          </table:table-cell>
          <table:table-cell table:number-columns-repeated="4"/>
          <table:table-cell office:value-type="float" office:value="5.151" calcext:value-type="float">
            <text:p>5.151</text:p>
          </table:table-cell>
          <table:table-cell/>
        </table:table-row>
        <table:table-row table:style-name="ro2">
          <table:table-cell office:value-type="float" office:value="2306.717" calcext:value-type="float">
            <text:p>2306.717</text:p>
          </table:table-cell>
          <table:table-cell table:number-columns-repeated="4"/>
          <table:table-cell office:value-type="float" office:value="5.151" calcext:value-type="float">
            <text:p>5.151</text:p>
          </table:table-cell>
          <table:table-cell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style-name="ce3" table:number-columns-repeated="4"/>
          <table:table-cell table:style-name="ce3" office:value-type="float" office:value="5.148" calcext:value-type="float">
            <text:p>5.148</text:p>
          </table:table-cell>
          <table:table-cell/>
        </table:table-row>
        <table:table-row table:style-name="ro2">
          <table:table-cell office:value-type="float" office:value="2306.818" calcext:value-type="float">
            <text:p>2306.818</text:p>
          </table:table-cell>
          <table:table-cell table:number-columns-repeated="4"/>
          <table:table-cell office:value-type="float" office:value="5.151" calcext:value-type="float">
            <text:p>5.151</text:p>
          </table:table-cell>
          <table:table-cell/>
        </table:table-row>
        <table:table-row table:style-name="ro2">
          <table:table-cell office:value-type="float" office:value="2306.012" calcext:value-type="float">
            <text:p>2306.012</text:p>
          </table:table-cell>
          <table:table-cell table:number-columns-repeated="6"/>
        </table:table-row>
        <table:table-row table:style-name="ro2">
          <table:table-cell office:value-type="float" office:value="2307.22" calcext:value-type="float">
            <text:p>2307.22</text:p>
          </table:table-cell>
          <table:table-cell table:number-columns-repeated="6"/>
        </table:table-row>
        <table:table-row table:style-name="ro2">
          <table:table-cell office:value-type="float" office:value="2305.609" calcext:value-type="float">
            <text:p>2305.609</text:p>
          </table:table-cell>
          <table:table-cell table:number-columns-repeated="6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6"/>
        </table:table-row>
        <table:table-row table:style-name="ro2">
          <table:table-cell office:value-type="float" office:value="2309.436" calcext:value-type="float">
            <text:p>2309.436</text:p>
          </table:table-cell>
          <table:table-cell table:number-columns-repeated="6"/>
        </table:table-row>
        <table:table-row table:style-name="ro2">
          <table:table-cell office:value-type="float" office:value="2305.71" calcext:value-type="float">
            <text:p>2305.71</text:p>
          </table:table-cell>
          <table:table-cell table:number-columns-repeated="6"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number-columns-repeated="6"/>
        </table:table-row>
        <table:table-row table:style-name="ro2">
          <table:table-cell office:value-type="float" office:value="2307.321" calcext:value-type="float">
            <text:p>2307.321</text:p>
          </table:table-cell>
          <table:table-cell table:number-columns-repeated="6"/>
        </table:table-row>
        <table:table-row table:style-name="ro2">
          <table:table-cell office:value-type="float" office:value="2305.811" calcext:value-type="float">
            <text:p>2305.811</text:p>
          </table:table-cell>
          <table:table-cell table:number-columns-repeated="6"/>
        </table:table-row>
        <table:table-row table:style-name="ro2">
          <table:table-cell office:value-type="float" office:value="2305.105" calcext:value-type="float">
            <text:p>2305.105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6"/>
        </table:table-row>
        <table:table-row table:style-name="ro2">
          <table:table-cell office:value-type="float" office:value="2307.724" calcext:value-type="float">
            <text:p>2307.724</text:p>
          </table:table-cell>
          <table:table-cell table:number-columns-repeated="6"/>
        </table:table-row>
        <table:table-row table:style-name="ro2">
          <table:table-cell office:value-type="float" office:value="2305.005" calcext:value-type="float">
            <text:p>2305.005</text:p>
          </table:table-cell>
          <table:table-cell table:number-columns-repeated="6"/>
        </table:table-row>
        <table:table-row table:style-name="ro2">
          <table:table-cell office:value-type="float" office:value="2306.616" calcext:value-type="float">
            <text:p>2306.616</text:p>
          </table:table-cell>
          <table:table-cell table:number-columns-repeated="6"/>
        </table:table-row>
        <table:table-row table:style-name="ro2">
          <table:table-cell office:value-type="float" office:value="2305.811" calcext:value-type="float">
            <text:p>2305.811</text:p>
          </table:table-cell>
          <table:table-cell table:number-columns-repeated="6"/>
        </table:table-row>
        <table:table-row table:style-name="ro2">
          <table:table-cell office:value-type="float" office:value="2308.127" calcext:value-type="float">
            <text:p>2308.127</text:p>
          </table:table-cell>
          <table:table-cell table:number-columns-repeated="6"/>
        </table:table-row>
        <table:table-row table:style-name="ro2">
          <table:table-cell office:value-type="float" office:value="2305.408" calcext:value-type="float">
            <text:p>2305.408</text:p>
          </table:table-cell>
          <table:table-cell table:number-columns-repeated="6"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number-columns-repeated="6"/>
        </table:table-row>
        <table:table-row table:style-name="ro2">
          <table:table-cell office:value-type="float" office:value="2306.616" calcext:value-type="float">
            <text:p>2306.616</text:p>
          </table:table-cell>
          <table:table-cell table:number-columns-repeated="6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6"/>
        </table:table-row>
        <table:table-row table:style-name="ro2">
          <table:table-cell office:value-type="float" office:value="2305.508" calcext:value-type="float">
            <text:p>2305.508</text:p>
          </table:table-cell>
          <table:table-cell table:number-columns-repeated="6"/>
        </table:table-row>
        <table:table-row table:style-name="ro2">
          <table:table-cell office:value-type="float" office:value="2304.904" calcext:value-type="float">
            <text:p>2304.904</text:p>
          </table:table-cell>
          <table:table-cell table:number-columns-repeated="6"/>
        </table:table-row>
        <table:table-row table:style-name="ro2">
          <table:table-cell office:value-type="float" office:value="2305.71" calcext:value-type="float">
            <text:p>2305.71</text:p>
          </table:table-cell>
          <table:table-cell table:number-columns-repeated="6"/>
        </table:table-row>
        <table:table-row table:style-name="ro2">
          <table:table-cell office:value-type="float" office:value="2305.307" calcext:value-type="float">
            <text:p>2305.307</text:p>
          </table:table-cell>
          <table:table-cell table:number-columns-repeated="6"/>
        </table:table-row>
        <table:table-row table:style-name="ro2">
          <table:table-cell office:value-type="float" office:value="2305.307" calcext:value-type="float">
            <text:p>2305.307</text:p>
          </table:table-cell>
          <table:table-cell table:number-columns-repeated="6"/>
        </table:table-row>
        <table:table-row table:style-name="ro2">
          <table:table-cell office:value-type="float" office:value="2307.925" calcext:value-type="float">
            <text:p>2307.925</text:p>
          </table:table-cell>
          <table:table-cell table:number-columns-repeated="6"/>
        </table:table-row>
        <table:table-row table:style-name="ro2">
          <table:table-cell office:value-type="float" office:value="2306.213" calcext:value-type="float">
            <text:p>2306.213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2306.012" calcext:value-type="float">
            <text:p>2306.0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1:07:49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1:09:01.217000000</dc:date>
    <meta:editing-duration>PT5H50M3S</meta:editing-duration>
    <meta:editing-cycles>102</meta:editing-cycles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523cm" svg:height="8.989cm" xlink:href=".." xlink:type="simple" chart:class="chart:line" chart:style-name="ch1">
        <chart:legend chart:legend-position="end" svg:x="23.634cm" svg:y="4.192cm" style:legend-expansion="high" chart:style-name="ch2"/>
        <chart:plot-area chart:style-name="ch3" table:cell-range-address="Sheet1.A13:Sheet1.A21" svg:x="4.975cm" svg:y="-0.056cm" svg:width="21.64cm" svg:height="8.629cm">
          <chartooo:coordinate-region svg:x="6.475cm" svg:y="0.146cm" svg:width="20.043cm" svg:height="7.7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3:Sheet1.A2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291">
                <text:p>2.038291</text:p>
                <draw:g>
                  <svg:desc>Sheet1.A13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022">
                <text:p>2.038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213">
                <text:p>2.038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167">
                <text:p>2.03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055">
                <text:p>2.038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147">
                <text:p>2.038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08">
                <text:p>2.03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001">
                <text:p>2.038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